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lTarget.addPropertyset( PropertySet 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llTarget.handleOutput( String 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llTarget.handleErrorOutput( String 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llTarget.handleInput( byte [ ] buffer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llTarget.setTarget( String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llTarget.handleFlush( String 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llTarget.handleErrorFlush( String 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llTarget.addConfiguredTarget( Ant . TargetElement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llTarget.createPar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llTarget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llTarget.setInheritRefs( boolean inheritRe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Target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allTarget.addReference( Ant . Reference 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llTarget.setInheritAll( boolean inher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